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treamUnmarshallerTests.unmarshalDom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treamUnmarshallerTests.testFligh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treamUnmarshallerTests.unmarshalStaxSourceXmlStream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treamUnmarshallerTests.unmarshalStreamSource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treamUnmarshallerTests.createUnmarshal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treamUnmarshallerTests.unmarshalStreamSource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